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3.54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 style:data-style-name="N0">
      <style:table-cell-properties fo:border-bottom="none" fo:border-left="0.088cm solid #c0c0c0" fo:border-right="none" fo:border-top="0.088cm solid #c0c0c0"/>
    </style:style>
    <style:style style:name="ce2" style:family="table-cell" style:parent-style-name="Default" style:data-style-name="N0">
      <style:table-cell-properties fo:border-bottom="none" fo:border-left="0.088cm solid #c0c0c0" fo:border-right="none" fo:border-top="none"/>
    </style:style>
    <style:style style:name="ce3" style:family="table-cell" style:parent-style-name="Default">
      <style:table-cell-properties fo:border-bottom="none" fo:border-left="0.088cm solid #c0c0c0" fo:border-right="none" fo:border-top="none"/>
    </style:style>
    <style:style style:name="ce4" style:family="table-cell" style:parent-style-name="Default" style:data-style-name="N0">
      <style:table-cell-properties fo:border-bottom="0.088cm solid #c0c0c0" fo:border-left="0.088cm solid #c0c0c0" fo:border-right="none" fo:border-top="none"/>
    </style:style>
    <style:style style:name="ce5" style:family="table-cell" style:parent-style-name="Default" style:data-style-name="N0">
      <style:table-cell-properties fo:border-bottom="none" fo:border-left="none" fo:border-right="none" fo:border-top="0.088cm solid #c0c0c0"/>
    </style:style>
    <style:style style:name="ce6" style:family="table-cell" style:parent-style-name="Heading">
      <style:text-properties fo:color="#e6e6ff" style:text-outline="false" style:text-line-through-style="none" style:font-name="Arial" fo:font-size="18pt" fo:font-style="normal" fo:text-shadow="none" style:text-underline-style="none" fo:font-weight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fo:border-bottom="0.088cm solid #c0c0c0" fo:border-left="none" fo:border-right="none" fo:border-top="none"/>
    </style:style>
    <style:style style:name="ce9" style:family="table-cell" style:parent-style-name="Column_20_Header" style:data-style-name="N5100"/>
    <style:style style:name="ce10" style:family="table-cell" style:parent-style-name="Default" style:data-style-name="N0">
      <style:table-cell-properties fo:border-bottom="none" fo:border-left="none" fo:border-right="0.088cm solid #c0c0c0" fo:border-top="0.088cm solid #c0c0c0"/>
    </style:style>
    <style:style style:name="ce11" style:family="table-cell" style:parent-style-name="Default" style:data-style-name="N0">
      <style:table-cell-properties fo:border-bottom="none" fo:border-left="none" fo:border-right="0.088cm solid #c0c0c0" fo:border-top="none"/>
    </style:style>
    <style:style style:name="ce12" style:family="table-cell" style:parent-style-name="Default" style:data-style-name="N0">
      <style:table-cell-properties fo:border-bottom="0.088cm solid #c0c0c0" fo:border-left="none" fo:border-right="0.088cm solid #c0c0c0" fo:border-top="none"/>
    </style:style>
    <style:style style:name="P1" style:family="paragraph">
      <style:paragraph-properties fo:text-align="center"/>
    </style:style>
  </office:automatic-styles>
  <office:body>
    <office:spreadsheet>
      <table:table table:name="Movie" table:style-name="ta1" table:protected="true" table:print-ranges="Movie.C3:Movie.I15">
        <office:forms form:automatic-focus="false" form:apply-design-mode="false">
          <form:form form:name="Standard" form:apply-filter="true" form:command-type="table" form:control-implementation="ooo:com.sun.star.form.component.Form" office:target-frame="" xlink:href="">
            <form:properties>
              <form:property form:property-name="GroupBy" office:value-type="string" office:string-value=""/>
              <form:property form:property-name="HavingClause" office:value-type="string" office:string-value=""/>
              <form:property form:property-name="MaxRows" office:value-type="float" office:value="0"/>
              <form:property form:property-name="UpdateCatalogName" office:value-type="string" office:string-value=""/>
              <form:property form:property-name="UpdateSchemaName" office:value-type="string" office:string-value=""/>
              <form:property form:property-name="UpdateTableName" office:value-type="string" office:string-value=""/>
            </form:properties>
            <form:button form:name="URLButton1" form:control-implementation="ooo:com.sun.star.form.component.CommandButton" form:id="control1" form:label="Overview" form:button-type="url" office:target-frame="" xlink:href="../../../../../!OT/samples/english/spreadsheets/Movie1.sdc" form:image-data="" form:delay-for-repeat="PT0.50S" form:image-position="center">
              <form:properties>
                <form:property form:property-name="DefaultControl" office:value-type="string" office:string-value="stardiv.one.form.control.CommandButton"/>
                <form:property form:property-name="DispatchURLInternal" office:value-type="boolean" office:boolean-value="true"/>
              </form:properties>
            </form:button>
            <form:button form:name="URLButton2" form:control-implementation="ooo:com.sun.star.form.component.CommandButton" form:id="control2" form:label="East Coast Cities" form:button-type="url" office:target-frame="" xlink:href="../../../../../!OT/samples/english/spreadsheets/Movie2.sdc" form:image-data="" form:delay-for-repeat="PT0.50S" form:image-position="center">
              <form:properties>
                <form:property form:property-name="DefaultControl" office:value-type="string" office:string-value="stardiv.one.form.control.CommandButton"/>
                <form:property form:property-name="DispatchURLInternal" office:value-type="boolean" office:boolean-value="true"/>
              </form:properties>
            </form:button>
          </form:form>
        </office:forms>
        <table:shapes>
          <draw:control draw:z-index="0" draw:text-style-name="P1" svg:width="3.53cm" svg:height="0.64cm" svg:x="1cm" svg:y="0.102cm" draw:control="control1"/>
          <draw:control draw:z-index="1" draw:text-style-name="P1" svg:width="3.53cm" svg:height="0.64cm" svg:x="4.83cm" svg:y="0.102cm" draw:control="control2"/>
        </table:shapes>
        <table:table-column table:style-name="co1" table:number-columns-repeated="3" table:default-cell-style-name="Background"/>
        <table:table-column table:style-name="co2" table:default-cell-style-name="Background"/>
        <table:table-column table:style-name="co3" table:number-columns-repeated="4" table:default-cell-style-name="Background"/>
        <table:table-column table:style-name="co1" table:number-columns-repeated="2" table:default-cell-style-name="Background"/>
        <table:table-column table:style-name="co3" table:number-columns-repeated="233" table:default-cell-style-name="Background"/>
        <table:table-row table:style-name="ro1">
          <table:table-cell table:number-columns-repeated="243"/>
        </table:table-row>
        <table:table-row table:style-name="ro2">
          <table:table-cell/>
          <table:table-cell table:style-name="ce1"/>
          <table:table-cell table:style-name="ce5" table:number-columns-repeated="7"/>
          <table:table-cell table:style-name="ce10"/>
          <table:table-cell table:number-columns-repeated="233"/>
        </table:table-row>
        <table:table-row table:style-name="ro3">
          <table:table-cell/>
          <table:table-cell table:style-name="ce2"/>
          <table:table-cell table:style-name="ce6" office:value-type="string" table:number-columns-spanned="7" table:number-rows-spanned="1">
            <text:p>Annual Movie Visits per Resident</text:p>
          </table:table-cell>
          <table:covered-table-cell table:number-columns-repeated="6" table:style-name="ce7"/>
          <table:table-cell table:style-name="ce11"/>
          <table:table-cell table:number-columns-repeated="233"/>
        </table:table-row>
        <table:table-row table:style-name="ro2">
          <table:table-cell/>
          <table:table-cell table:style-name="ce2"/>
          <table:table-cell table:style-name="ce7" table:number-columns-repeated="7"/>
          <table:table-cell table:style-name="ce11"/>
          <table:table-cell table:number-columns-repeated="233"/>
        </table:table-row>
        <table:table-row table:style-name="ro2">
          <table:table-cell/>
          <table:table-cell table:style-name="ce2"/>
          <table:table-cell table:style-name="Heading1" office:value-type="string" table:number-columns-spanned="3" table:number-rows-spanned="1">
            <text:p>West Coast Cities</text:p>
          </table:table-cell>
          <table:covered-table-cell table:number-columns-repeated="2" table:style-name="ce7"/>
          <table:table-cell table:style-name="ce7" table:number-columns-repeated="4"/>
          <table:table-cell table:style-name="ce11"/>
          <table:table-cell table:number-columns-repeated="233"/>
        </table:table-row>
        <table:table-row table:style-name="ro2">
          <table:table-cell/>
          <table:table-cell table:style-name="ce2"/>
          <table:table-cell table:style-name="Card_20_TL"/>
          <table:table-cell table:style-name="Card_20_T" table:number-columns-repeated="5"/>
          <table:table-cell table:style-name="Card_20_TR"/>
          <table:table-cell table:style-name="ce11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Age</text:p>
          </table:table-cell>
          <table:table-cell table:style-name="ce9" office:value-type="string">
            <text:p>under 12</text:p>
          </table:table-cell>
          <table:table-cell table:style-name="ce9" office:value-type="string">
            <text:p>12-25</text:p>
          </table:table-cell>
          <table:table-cell table:style-name="ce9" office:value-type="string">
            <text:p>26-40</text:p>
          </table:table-cell>
          <table:table-cell table:style-name="ce9" office:value-type="string">
            <text:p>Over 40</text:p>
          </table:table-cell>
          <table:table-cell table:style-name="Card_20_R"/>
          <table:table-cell table:style-name="ce11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Portland, OR</text:p>
          </table:table-cell>
          <table:table-cell table:style-name="Input_20_Without_20_Currency" office:value-type="float" office:value="4.1">
            <text:p>4.1</text:p>
          </table:table-cell>
          <table:table-cell table:style-name="Input_20_Without_20_Currency" office:value-type="float" office:value="7.8">
            <text:p>7.8</text:p>
          </table:table-cell>
          <table:table-cell table:style-name="Input_20_Without_20_Currency" office:value-type="float" office:value="5.6">
            <text:p>5.6</text:p>
          </table:table-cell>
          <table:table-cell table:style-name="Input_20_Without_20_Currency" office:value-type="float" office:value="2.3">
            <text:p>2.3</text:p>
          </table:table-cell>
          <table:table-cell table:style-name="Card_20_R"/>
          <table:table-cell table:style-name="ce11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Sacramento, CA</text:p>
          </table:table-cell>
          <table:table-cell table:style-name="Input_20_Without_20_Currency" office:value-type="float" office:value="5.3">
            <text:p>5.3</text:p>
          </table:table-cell>
          <table:table-cell table:style-name="Input_20_Without_20_Currency" office:value-type="float" office:value="6.7">
            <text:p>6.7</text:p>
          </table:table-cell>
          <table:table-cell table:style-name="Input_20_Without_20_Currency" office:value-type="float" office:value="7.3">
            <text:p>7.3</text:p>
          </table:table-cell>
          <table:table-cell table:style-name="Input_20_Without_20_Currency" office:value-type="float" office:value="4.2">
            <text:p>4.2</text:p>
          </table:table-cell>
          <table:table-cell table:style-name="Card_20_R"/>
          <table:table-cell table:style-name="ce11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Salem OR</text:p>
          </table:table-cell>
          <table:table-cell table:style-name="Input_20_Without_20_Currency" office:value-type="float" office:value="6.1">
            <text:p>6.1</text:p>
          </table:table-cell>
          <table:table-cell table:style-name="Input_20_Without_20_Currency" office:value-type="float" office:value="8.6">
            <text:p>8.6</text:p>
          </table:table-cell>
          <table:table-cell table:style-name="Input_20_Without_20_Currency" office:value-type="float" office:value="4.5">
            <text:p>4.5</text:p>
          </table:table-cell>
          <table:table-cell table:style-name="Input_20_Without_20_Currency" office:value-type="float" office:value="1.2">
            <text:p>1.2</text:p>
          </table:table-cell>
          <table:table-cell table:style-name="Card_20_R"/>
          <table:table-cell table:style-name="ce11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San Diego, CA</text:p>
          </table:table-cell>
          <table:table-cell table:style-name="Input_20_Without_20_Currency" office:value-type="float" office:value="5.1">
            <text:p>5.1</text:p>
          </table:table-cell>
          <table:table-cell table:style-name="Input_20_Without_20_Currency" office:value-type="float" office:value="9.3">
            <text:p>9.3</text:p>
          </table:table-cell>
          <table:table-cell table:style-name="Input_20_Without_20_Currency" office:value-type="float" office:value="6.8">
            <text:p>6.8</text:p>
          </table:table-cell>
          <table:table-cell table:style-name="Input_20_Without_20_Currency" office:value-type="float" office:value="2.8">
            <text:p>2.8</text:p>
          </table:table-cell>
          <table:table-cell table:style-name="Card_20_R"/>
          <table:table-cell table:style-name="ce11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Los Angeles, CA</text:p>
          </table:table-cell>
          <table:table-cell table:style-name="Input_20_Without_20_Currency" office:value-type="float" office:value="3.4">
            <text:p>3.4</text:p>
          </table:table-cell>
          <table:table-cell table:style-name="Input_20_Without_20_Currency" office:value-type="float" office:value="13.9">
            <text:p>13.9</text:p>
          </table:table-cell>
          <table:table-cell table:style-name="Input_20_Without_20_Currency" office:value-type="float" office:value="7.3">
            <text:p>7.3</text:p>
          </table:table-cell>
          <table:table-cell table:style-name="Input_20_Without_20_Currency" office:value-type="float" office:value="1.5">
            <text:p>1.5</text:p>
          </table:table-cell>
          <table:table-cell table:style-name="Card_20_R"/>
          <table:table-cell table:style-name="ce11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San Francisco, CA</text:p>
          </table:table-cell>
          <table:table-cell table:style-name="Input_20_Without_20_Currency" office:value-type="float" office:value="7.5">
            <text:p>7.5</text:p>
          </table:table-cell>
          <table:table-cell table:style-name="Input_20_Without_20_Currency" office:value-type="float" office:value="10.5">
            <text:p>10.5</text:p>
          </table:table-cell>
          <table:table-cell table:style-name="Input_20_Without_20_Currency" office:value-type="float" office:value="6.7">
            <text:p>6.7</text:p>
          </table:table-cell>
          <table:table-cell table:style-name="Input_20_Without_20_Currency" office:value-type="float" office:value="3.1">
            <text:p>3.1</text:p>
          </table:table-cell>
          <table:table-cell table:style-name="Card_20_R"/>
          <table:table-cell table:style-name="ce11"/>
          <table:table-cell table:number-columns-repeated="233"/>
        </table:table-row>
        <table:table-row table:style-name="ro4">
          <table:table-cell/>
          <table:table-cell table:style-name="ce2"/>
          <table:table-cell table:style-name="Card_20_L"/>
          <table:table-cell table:style-name="Column_20_Header" office:value-type="string">
            <text:p>Seattle, WA</text:p>
          </table:table-cell>
          <table:table-cell table:style-name="Input_20_Without_20_Currency" office:value-type="float" office:value="5">
            <text:p>5</text:p>
          </table:table-cell>
          <table:table-cell table:style-name="Input_20_Without_20_Currency" office:value-type="float" office:value="6.1">
            <text:p>6.1</text:p>
          </table:table-cell>
          <table:table-cell table:style-name="Input_20_Without_20_Currency" office:value-type="float" office:value="5.3">
            <text:p>5.3</text:p>
          </table:table-cell>
          <table:table-cell table:style-name="Input_20_Without_20_Currency" office:value-type="float" office:value="4.2">
            <text:p>4.2</text:p>
          </table:table-cell>
          <table:table-cell table:style-name="Card_20_R"/>
          <table:table-cell table:style-name="ce11"/>
          <table:table-cell table:number-columns-repeated="233"/>
        </table:table-row>
        <table:table-row table:style-name="ro2">
          <table:table-cell/>
          <table:table-cell table:style-name="ce3"/>
          <table:table-cell table:style-name="Card_20_BL"/>
          <table:table-cell table:style-name="Card_20_B" table:number-columns-repeated="5"/>
          <table:table-cell table:style-name="Card_20_BR"/>
          <table:table-cell table:style-name="ce11"/>
          <table:table-cell table:number-columns-repeated="233"/>
        </table:table-row>
        <table:table-row table:style-name="ro2">
          <table:table-cell/>
          <table:table-cell table:style-name="ce4"/>
          <table:table-cell table:style-name="ce8" table:number-columns-repeated="7"/>
          <table:table-cell table:style-name="ce12"/>
          <table:table-cell table:number-columns-repeated="233"/>
        </table:table-row>
        <table:table-row table:style-name="ro2" table:number-rows-repeated="31983">
          <table:table-cell table:number-columns-repeated="243"/>
        </table:table-row>
        <table:table-row table:style-name="ro2">
          <table:table-cell table:number-columns-repeated="24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.53cm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fo:color="#000000" fo:font-family="'Times New Roman'" style:font-family-generic="roman" fo:font-size="12pt" fo:language="en" fo:country="US" style:font-size-asian="24pt" style:language-asian="hu" style:country-asian="HU" style:font-size-complex="24pt" style:language-complex="hu" style:country-complex="HU"/>
    </style:default-style>
    <number:number-style style:name="N5000" number:language="en" number:country="US">
      <number:number number:min-integer-digits="1"/>
    </number:number-style>
    <number:currency-style style:name="N5022P0" style:volatile="true" number:language="en" number:country="US" number:automatic-order="true">
      <number:currency-symbol/>
      <number:number number:decimal-places="0" number:min-integer-digits="1" number:grouping="true"/>
    </number:currency-style>
    <number:currency-style style:name="N5022" number:language="en" number:country="US" number:automatic-order="true">
      <style:text-properties fo:color="#ff0000"/>
      <number:text>-</number:text>
      <number:currency-symbol/>
      <number:number number:decimal-places="0" number:min-integer-digits="1" number:grouping="true"/>
      <style:map style:condition="value()&gt;=0" style:apply-style-name="N5022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" number:min-integer-digits="1"/>
    </number:number-style>
    <number:currency-style style:name="N112">
      <number:number number:decimal-places="0" number:min-integer-digits="1"/>
      <number:text> </number:text>
      <number:currency-symbol>$</number:currency-symbol>
    </number:currency-style>
    <number:number-style style:name="N10109P0" style:volatile="true" number:language="de" number:country="DE">
      <number:number number:decimal-places="2" number:min-integer-digits="1" number:grouping="true"/>
      <number:text> EUR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EUR</number:text>
      <style:map style:condition="value()&gt;=0" style:apply-style-name="N10109P0"/>
    </number:number-style>
    <number:currency-style style:name="N10111P0" style:volatile="true" number:language="de" number:country="DE">
      <number:number number:decimal-places="2" number:min-integer-digits="1" number:grouping="true"/>
      <number:text> </number:text>
      <number:currency-symbol>€</number:currency-symbol>
    </number:currency-style>
    <number:currency-style style:name="N10111" number:language="de" number:country="DE" number:title="Benutzerdefiniert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111P0"/>
    </number:currency-style>
    <number:currency-style style:name="N10113P0" style:volatile="true" number:language="de" number:country="DE">
      <number:number number:decimal-places="0" number:min-integer-digits="1" number:grouping="true"/>
      <number:text> </number:text>
      <number:currency-symbol>€</number:currency-symbol>
    </number:currency-style>
    <number:currency-style style:name="N10113" number:language="de" number:country="DE" number:title="Benutzerdefiniert">
      <style:text-properties fo:color="#ff0000"/>
      <number:text>-</number:text>
      <number:number number:decimal-places="0" number:min-integer-digits="1" number:grouping="true"/>
      <number:text> </number:text>
      <number:currency-symbol>€</number:currency-symbol>
      <style:map style:condition="value()&gt;=0" style:apply-style-name="N10113P0"/>
    </number:currency-style>
    <number:number-style style:name="N10114" number:language="de" number:country="DE">
      <number:number number:decimal-places="1" number:min-integer-digits="1"/>
    </number:number-style>
    <number:number-style style:name="N10115" number:language="de" number:country="DE" number:title="Benutzerdefiniert">
      <number:number number:decimal-places="1" number:min-integer-digits="1" number:grouping="true"/>
    </number:number-style>
    <style:style style:name="Default" style:family="table-cell" style:data-style-name="N5000">
      <style:table-cell-properties style:text-align-source="value-type" style:repeat-content="false" style:vertical-align="middle"/>
      <style:text-properties fo:language="en" fo:country="US"/>
    </style:style>
    <style:style style:name="Result" style:family="table-cell" style:parent-style-name="Default" style:data-style-name="N5022">
      <style:table-cell-properties fo:background-color="#e6e6e6" fo:border="0.002cm solid #000000"/>
      <style:text-properties fo:font-style="normal" style:text-underline-style="none" fo:font-weight="normal"/>
    </style:style>
    <style:style style:name="Result2" style:family="table-cell" style:parent-style-name="Result">
      <style:text-properties fo:font-weight="bold"/>
    </style:style>
    <style:style style:name="Heading" style:family="table-cell" style:parent-style-name="Default" style:data-style-name="N5000">
      <style:table-cell-properties fo:background-color="#000080" style:text-align-source="fix" style:repeat-content="false" fo:border="0.002cm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 style:data-style-name="N5000">
      <style:table-cell-properties fo:background-color="#e6e6ff"/>
      <style:text-properties fo:color="#000080" fo:font-size="10pt"/>
    </style:style>
    <style:style style:name="Background" style:family="table-cell" style:parent-style-name="Default" style:data-style-name="N5000">
      <style:table-cell-properties fo:background-color="#000080"/>
      <style:text-properties fo:color="#c0c0c0"/>
    </style:style>
    <style:style style:name="Card" style:family="table-cell" style:parent-style-name="Default" style:data-style-name="N5000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5022">
      <style:table-cell-properties style:cell-protect="none" style:print-content="true" style:text-align-source="value-type" style:repeat-content="false" fo:background-color="transparent" fo:border="0.002cm solid #000000" style:shadow="none"/>
    </style:style>
    <style:style style:name="Card_20_TL" style:display-name="Card TL" style:family="table-cell" style:parent-style-name="Card" style:data-style-name="N5000">
      <style:table-cell-properties fo:border-bottom="none" fo:border-left="0.002cm solid #000080" fo:border-right="none" fo:border-top="0.002cm solid #000080"/>
    </style:style>
    <style:style style:name="Card_20_T" style:display-name="Card T" style:family="table-cell" style:parent-style-name="Card" style:data-style-name="N5000">
      <style:table-cell-properties fo:border-bottom="none" fo:border-left="none" fo:border-right="none" fo:border-top="0.002cm solid #000080"/>
    </style:style>
    <style:style style:name="Card_20_TR" style:display-name="Card TR" style:family="table-cell" style:parent-style-name="Card" style:data-style-name="N5000">
      <style:table-cell-properties fo:border-bottom="none" fo:border-left="none" fo:border-right="0.002cm solid #000080" fo:border-top="0.002cm solid #000080"/>
    </style:style>
    <style:style style:name="Card_20_L" style:display-name="Card L" style:family="table-cell" style:parent-style-name="Card" style:data-style-name="N5000">
      <style:table-cell-properties fo:border-bottom="none" fo:border-left="0.002cm solid #000080" fo:border-right="none" fo:border-top="none"/>
    </style:style>
    <style:style style:name="Card_20_R" style:display-name="Card R" style:family="table-cell" style:parent-style-name="Card" style:data-style-name="N5000">
      <style:table-cell-properties fo:border-bottom="none" fo:border-left="none" fo:border-right="0.002cm solid #000080" fo:border-top="none"/>
    </style:style>
    <style:style style:name="Card_20_B" style:display-name="Card B" style:family="table-cell" style:parent-style-name="Card" style:data-style-name="N5000">
      <style:table-cell-properties fo:border-bottom="0.002cm solid #000080" fo:border-left="none" fo:border-right="none" fo:border-top="none"/>
    </style:style>
    <style:style style:name="Card_20_BL" style:display-name="Card BL" style:family="table-cell" style:parent-style-name="Card" style:data-style-name="N5000">
      <style:table-cell-properties fo:border-bottom="0.002cm solid #000080" fo:border-left="0.002cm solid #000080" fo:border-right="none" fo:border-top="none"/>
    </style:style>
    <style:style style:name="Card_20_BR" style:display-name="Card BR" style:family="table-cell" style:parent-style-name="Card" style:data-style-name="N5000">
      <style:table-cell-properties fo:border-bottom="0.002cm solid #000080" fo:border-left="none" fo:border-right="0.002cm solid #000080" fo:border-top="none"/>
    </style:style>
    <style:style style:name="Column_20_Header" style:display-name="Column Header" style:family="table-cell" style:parent-style-name="Card" style:data-style-name="N5000">
      <style:table-cell-properties style:text-align-source="fix" style:repeat-content="false" fo:border="0.002cm solid #000080" fo:padding="0.035cm" style:vertical-align="automatic"/>
      <style:paragraph-properties fo:text-align="center"/>
    </style:style>
    <style:style style:name="Input_20_Without_20_Currency" style:display-name="Input Without Currency" style:family="table-cell" style:parent-style-name="Input" style:data-style-name="N5000"/>
  </office:styles>
  <office:automatic-styles>
    <style:page-layout style:name="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fo:page-width="21.59cm" fo:page-height="27.94cm" style:num-format="1" style:print-orientation="landscape" style:table-centering="horizontal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none" fo:padding="0cm" fo:background-color="transparent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06-11-30">2006.11.30</text:date>, <text:time>08:41:44</text:time></text:p>
        </style:region-right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Movie3, West Coast Cities</dc:title>
    <dc:description>Data source for global statistics</dc:description>
    <meta:initial-creator>Peter Thielmann</meta:initial-creator>
    <meta:creation-date>1999-09-22T10:02:42</meta:creation-date>
    <dc:creator>Peter Thielmann</dc:creator>
    <dc:date>2000-04-06T11:11:22</dc:date>
    <dc:language>en-US</dc:language>
    <meta:editing-cycles>35</meta:editing-cycles>
    <meta:editing-duration>PT5H42M12S</meta:editing-duration>
    <meta:user-defined meta:name="Info 0"/>
    <meta:user-defined meta:name="Info 1"/>
    <meta:user-defined meta:name="Info 2"/>
    <meta:user-defined meta:name="Info 3"/>
    <meta:document-statistic meta:table-count="1" meta:cell-count="42" meta:object-count="2"/>
  </office:meta>
</office:document-meta>
</file>